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1dedf" officeooo:paragraph-rsid="0021dedf"/>
    </style:style>
    <style:style style:name="P2" style:family="paragraph" style:parent-style-name="Text_20_body">
      <style:text-properties officeooo:rsid="0023a18a" officeooo:paragraph-rsid="0023a18a"/>
    </style:style>
    <style:style style:name="P3" style:family="paragraph" style:parent-style-name="Text_20_body">
      <style:text-properties officeooo:rsid="00241329" officeooo:paragraph-rsid="00241329"/>
    </style:style>
    <style:style style:name="P4" style:family="paragraph" style:parent-style-name="Text_20_body">
      <style:text-properties officeooo:rsid="0025cb19" officeooo:paragraph-rsid="0025cb19"/>
    </style:style>
    <style:style style:name="P5" style:family="paragraph" style:parent-style-name="Text_20_body">
      <style:text-properties officeooo:rsid="00286172" officeooo:paragraph-rsid="00286172"/>
    </style:style>
    <style:style style:name="P6" style:family="paragraph" style:parent-style-name="Text_20_body">
      <style:text-properties officeooo:rsid="002a1c2f" officeooo:paragraph-rsid="002a1c2f"/>
    </style:style>
    <style:style style:name="P7" style:family="paragraph" style:parent-style-name="Text_20_body">
      <style:text-properties officeooo:rsid="002a1c2f" officeooo:paragraph-rsid="002b65bf"/>
    </style:style>
    <style:style style:name="P8" style:family="paragraph" style:parent-style-name="Text_20_body">
      <style:text-properties officeooo:rsid="002b65bf" officeooo:paragraph-rsid="002b65bf"/>
    </style:style>
    <style:style style:name="P9" style:family="paragraph" style:parent-style-name="Text_20_body">
      <style:text-properties officeooo:rsid="002b72ed" officeooo:paragraph-rsid="002b72ed"/>
    </style:style>
    <style:style style:name="P10" style:family="paragraph" style:parent-style-name="Text_20_body">
      <style:text-properties officeooo:rsid="002cfbfc" officeooo:paragraph-rsid="002cfbfc"/>
    </style:style>
    <style:style style:name="P11" style:family="paragraph" style:parent-style-name="Text_20_body">
      <style:text-properties officeooo:rsid="002e52a2" officeooo:paragraph-rsid="002e52a2"/>
    </style:style>
    <style:style style:name="P12" style:family="paragraph" style:parent-style-name="Text_20_body">
      <style:text-properties officeooo:rsid="002e52a2" officeooo:paragraph-rsid="00286172"/>
    </style:style>
    <style:style style:name="P13" style:family="paragraph" style:parent-style-name="Text_20_body">
      <style:text-properties officeooo:rsid="002edeb2" officeooo:paragraph-rsid="002edeb2"/>
    </style:style>
    <style:style style:name="T1" style:family="text">
      <style:text-properties fo:font-variant="normal" fo:text-transform="none" fo:color="#1155cc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Helvetica" fo:font-size="10.5pt" fo:letter-spacing="normal" fo:font-style="normal" fo:font-weight="normal"/>
    </style:style>
    <style:style style:name="T3" style:family="text">
      <style:text-properties officeooo:rsid="00286172"/>
    </style:style>
    <style:style style:name="T4" style:family="text">
      <style:text-properties officeooo:rsid="002cfbf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Exercise 1b (I)</text:span></text:p>
      <text:p text:style-name="P5">(i) the names of all library books published by Macmillan. </text:p>
      <text:p text:style-name="P5"><text:span text:style-name="T2">mysql&gt; SELECT title as 'Books published by Macmillan' FROM Titles <text:s/>WHERE publisher = 'Macmillan';</text:span></text:p>
      <text:p text:style-name="P5"><text:span text:style-name="T2">+------------------------------+</text:span></text:p>
      <text:p text:style-name="P5"><text:span text:style-name="T2">| Books published by Macmillan |</text:span></text:p>
      <text:p text:style-name="P5"><text:span text:style-name="T2">+------------------------------+</text:span></text:p>
      <text:p text:style-name="P5"><text:span text:style-name="T2">| Susannah <text:s text:c="20"/>|</text:span></text:p>
      <text:p text:style-name="P5"><text:span text:style-name="T2">| The Wife <text:s text:c="20"/>|</text:span></text:p>
      <text:p text:style-name="P5"><text:span text:style-name="T2">+------------------------------+</text:span></text:p>
      <text:p text:style-name="P5"><text:span text:style-name="T2">2 rows in set (0.00 sec)</text:span></text:p>
      <text:p text:style-name="P5"/>
      <text:p text:style-name="P5"/>
      <text:p text:style-name="P5">(ii) branches that hold any books by Ann Brown (using a nested subquery). </text:p>
      <text:p text:style-name="P6"><text:span text:style-name="T2">mysql&gt; SELECT bcode as 'branch-code', librarian, address</text:span></text:p>
      <text:p text:style-name="P6"><text:span text:style-name="T2"><text:s text:c="4"/>-&gt; FROM Branch</text:span></text:p>
      <text:p text:style-name="P6"><text:span text:style-name="T2"><text:s text:c="4"/>-&gt; WHERE bcode IN </text:span></text:p>
      <text:p text:style-name="P6"><text:span text:style-name="T2"><text:s text:c="4"/>-&gt; (SELECT branch <text:s/>FROM Holdings <text:s/>WHERE title IN ( SELECT title <text:s/>FROM Titles WHERE author = 'Ann Brown')</text:span></text:p>
      <text:p text:style-name="P6"><text:span text:style-name="T2"><text:s text:c="4"/>-&gt; );</text:span></text:p>
      <text:p text:style-name="P6"><text:span text:style-name="T2">+-------------+---------------+---------------+</text:span></text:p>
      <text:p text:style-name="P6"><text:span text:style-name="T2">| branch-code | librarian <text:s text:c="4"/>| address <text:s text:c="6"/>|</text:span></text:p>
      <text:p text:style-name="P6"><text:span text:style-name="T2">+-------------+---------------+---------------+</text:span></text:p>
      <text:p text:style-name="P6"><text:span text:style-name="T2">| B1 <text:s text:c="9"/>| John Smith <text:s text:c="3"/>| 2 Anglesea Rd |</text:span></text:p>
      <text:p text:style-name="P6"><text:span text:style-name="T2">| B2 <text:s text:c="9"/>| Mary Jones <text:s text:c="3"/>| 34 Pearse St <text:s/>|</text:span></text:p>
      <text:p text:style-name="P6"><text:span text:style-name="T2">| B3 <text:s text:c="9"/>| Francis Owens | Grange X <text:s text:c="5"/>|</text:span></text:p>
      <text:p text:style-name="P6"><text:span text:style-name="T2">+-------------+---------------+---------------+</text:span></text:p>
      <text:p text:style-name="P6"><text:span text:style-name="T2">3 rows in set (0.00 sec)</text:span></text:p>
      <text:p text:style-name="P6"/>
      <text:p text:style-name="P6"/>
      <text:p text:style-name="P6"/>
      <text:p text:style-name="P6"/>
      <text:p text:style-name="P6"/>
      <text:p text:style-name="P7"><text:soft-page-break/><text:span text:style-name="T3">(iii) </text:span>branches that hold any books by Ann Brown (without using a nested subquery). </text:p>
      <text:p text:style-name="P8"><text:span text:style-name="T2">mysql&gt; SELECT bcode as 'branch-code', librarian, address </text:span></text:p>
      <text:p text:style-name="P8"><text:span text:style-name="T2"><text:s text:c="4"/>-&gt; FROM Branch INNER JOIN Holdings</text:span></text:p>
      <text:p text:style-name="P8"><text:span text:style-name="T2"><text:s text:c="4"/>-&gt; INNER JOIN Titles</text:span></text:p>
      <text:p text:style-name="P8"><text:span text:style-name="T2"><text:s text:c="4"/>-&gt; ON bcode = branch AND Holdings.title LIKE Titles.title AND Titles.author = 'Ann Brown';</text:span></text:p>
      <text:p text:style-name="P8"><text:span text:style-name="T2">+-------------+---------------+---------------+</text:span></text:p>
      <text:p text:style-name="P8"><text:span text:style-name="T2">| branch-code | librarian <text:s text:c="4"/>| address <text:s text:c="6"/>|</text:span></text:p>
      <text:p text:style-name="P8"><text:span text:style-name="T2">+-------------+---------------+---------------+</text:span></text:p>
      <text:p text:style-name="P8"><text:span text:style-name="T2">| B1 <text:s text:c="9"/>| John Smith <text:s text:c="3"/>| 2 Anglesea Rd |</text:span></text:p>
      <text:p text:style-name="P8"><text:span text:style-name="T2">| B2 <text:s text:c="9"/>| Mary Jones <text:s text:c="3"/>| 34 Pearse St <text:s/>|</text:span></text:p>
      <text:p text:style-name="P8"><text:span text:style-name="T2">| B3 <text:s text:c="9"/>| Francis Owens | Grange X <text:s text:c="5"/>|</text:span></text:p>
      <text:p text:style-name="P8"><text:span text:style-name="T2">| B3 <text:s text:c="9"/>| Francis Owens | Grange X <text:s text:c="5"/>|</text:span></text:p>
      <text:p text:style-name="P8"><text:span text:style-name="T2">+-------------+---------------+---------------+</text:span></text:p>
      <text:p text:style-name="P8"><text:span text:style-name="T2">4 rows in set (0.00 sec)</text:span></text:p>
      <text:p text:style-name="P8"/>
      <text:p text:style-name="P9"><text:span text:style-name="T2">mysql&gt; SELECT bcode as 'branch-code', librarian, address <text:s/>FROM Branch INNER JOIN Holdings INNER JOIN Titles ON bcode = branch AND Holdings.title LIKE Titles.title AND Titles.author = 'Ann Brown' GROUP BY bcode;</text:span></text:p>
      <text:p text:style-name="P9"><text:span text:style-name="T2">+-------------+---------------+---------------+</text:span></text:p>
      <text:p text:style-name="P9"><text:span text:style-name="T2">| branch-code | librarian <text:s text:c="4"/>| address <text:s text:c="6"/>|</text:span></text:p>
      <text:p text:style-name="P9"><text:span text:style-name="T2">+-------------+---------------+---------------+</text:span></text:p>
      <text:p text:style-name="P9"><text:span text:style-name="T2">| B1 <text:s text:c="9"/>| John Smith <text:s text:c="3"/>| 2 Anglesea Rd |</text:span></text:p>
      <text:p text:style-name="P9"><text:span text:style-name="T2">| B2 <text:s text:c="9"/>| Mary Jones <text:s text:c="3"/>| 34 Pearse St <text:s/>|</text:span></text:p>
      <text:p text:style-name="P9"><text:span text:style-name="T2">| B3 <text:s text:c="9"/>| Francis Owens | Grange X <text:s text:c="5"/>|</text:span></text:p>
      <text:p text:style-name="P9"><text:span text:style-name="T2">+-------------+---------------+---------------+</text:span></text:p>
      <text:p text:style-name="P9"><text:span text:style-name="T2">3 rows in set (0.00 sec)</text:span></text:p>
      <text:p text:style-name="P9"/>
      <text:p text:style-name="P9"><text:span text:style-name="T4">(iv) </text:span>the total number of books held at each branch. </text:p>
      <text:p text:style-name="P11"><text:span text:style-name="T2">mysql&gt; SELECT bcode as 'branch-code', librarian, address, COUNT(DISTINCT(Holdings.title)) as 'No of Books in Each Branch' FROM Branch INNER JOIN Holdings INNER JOIN Titles ON bcode = branch AND Holdings.title LIKE Titles.title AND Titles.author = 'Ann Brown' GROUP BY bcode;</text:span></text:p>
      <text:p text:style-name="P11"><text:span text:style-name="T2">+-------------+---------------+---------------+----------------------------+</text:span></text:p>
      <text:p text:style-name="P11"><text:span text:style-name="T2">| branch-code | librarian <text:s text:c="4"/>| address <text:s text:c="6"/>| No of Books in Each Branch |</text:span></text:p>
      <text:p text:style-name="P11"><text:soft-page-break/><text:span text:style-name="T2">+-------------+---------------+---------------+----------------------------+</text:span></text:p>
      <text:p text:style-name="P11"><text:span text:style-name="T2">| B1 <text:s text:c="9"/>| John Smith <text:s text:c="3"/>| 2 Anglesea Rd | <text:s text:c="25"/>1 |</text:span></text:p>
      <text:p text:style-name="P11"><text:span text:style-name="T2">| B2 <text:s text:c="9"/>| Mary Jones <text:s text:c="3"/>| 34 Pearse St <text:s/>| <text:s text:c="25"/>1 |</text:span></text:p>
      <text:p text:style-name="P11"><text:span text:style-name="T2">| B3 <text:s text:c="9"/>| Francis Owens | Grange X <text:s text:c="5"/>| <text:s text:c="25"/>2 |</text:span></text:p>
      <text:p text:style-name="P11"><text:span text:style-name="T2">+-------------+---------------+---------------+----------------------------+</text:span></text:p>
      <text:p text:style-name="P11"><text:span text:style-name="T2">3 rows in set (0.00 sec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8:43:01.740583387</meta:creation-date>
    <dc:date>2015-09-27T01:30:02.177386310</dc:date>
    <meta:editing-duration>PT16H31M42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57" meta:word-count="465" meta:character-count="3220" meta:non-whitespace-character-count="2438"/>
  </office:meta>
</office:document-meta>
</file>